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85857"/>
    </style:style>
    <style:style style:name="P2" style:family="paragraph" style:parent-style-name="Standard">
      <style:text-properties officeooo:rsid="000f0581" officeooo:paragraph-rsid="000f0581"/>
    </style:style>
    <style:style style:name="P3" style:family="paragraph" style:parent-style-name="Standard">
      <style:text-properties officeooo:paragraph-rsid="00108798"/>
    </style:style>
    <style:style style:name="P4" style:family="paragraph" style:parent-style-name="Standard">
      <style:text-properties officeooo:rsid="00153c2e" officeooo:paragraph-rsid="00153c2e"/>
    </style:style>
    <style:style style:name="T1" style:family="text">
      <style:text-properties officeooo:rsid="00033774"/>
    </style:style>
    <style:style style:name="T2" style:family="text">
      <style:text-properties officeooo:rsid="00033774" fo:background-color="#fff200" loext:char-shading-value="0"/>
    </style:style>
    <style:style style:name="T3" style:family="text">
      <style:text-properties fo:font-style="italic" officeooo:rsid="0003377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33774" style:font-style-asian="normal" style:font-style-complex="normal"/>
    </style:style>
    <style:style style:name="T6" style:family="text">
      <style:text-properties fo:font-style="normal" officeooo:rsid="00045b59" style:font-style-asian="normal" style:font-style-complex="normal"/>
    </style:style>
    <style:style style:name="T7" style:family="text">
      <style:text-properties fo:font-style="normal" officeooo:rsid="0005b526" style:font-style-asian="normal" style:font-style-complex="normal"/>
    </style:style>
    <style:style style:name="T8" style:family="text">
      <style:text-properties fo:font-style="normal" officeooo:rsid="000619bd" style:font-style-asian="normal" style:font-style-complex="normal"/>
    </style:style>
    <style:style style:name="T9" style:family="text">
      <style:text-properties fo:font-style="normal" officeooo:rsid="00068c18" style:font-style-asian="normal" style:font-style-complex="normal"/>
    </style:style>
    <style:style style:name="T10" style:family="text">
      <style:text-properties fo:font-style="normal" officeooo:rsid="0006a0a6" style:font-style-asian="normal" style:font-style-complex="normal"/>
    </style:style>
    <style:style style:name="T11" style:family="text">
      <style:text-properties fo:font-style="normal" officeooo:rsid="00085857" style:font-style-asian="normal" style:font-style-complex="normal"/>
    </style:style>
    <style:style style:name="T12" style:family="text">
      <style:text-properties fo:font-style="normal" officeooo:rsid="0008a7c8" style:font-style-asian="normal" style:font-style-complex="normal"/>
    </style:style>
    <style:style style:name="T13" style:family="text">
      <style:text-properties fo:font-style="normal" officeooo:rsid="000aa12c" style:font-style-asian="normal" style:font-style-complex="normal"/>
    </style:style>
    <style:style style:name="T14" style:family="text">
      <style:text-properties fo:font-style="normal" officeooo:rsid="000d123d" style:font-style-asian="normal" style:font-style-complex="normal"/>
    </style:style>
    <style:style style:name="T15" style:family="text">
      <style:text-properties fo:font-style="normal" officeooo:rsid="000d9dc3" style:font-style-asian="normal" style:font-style-complex="normal"/>
    </style:style>
    <style:style style:name="T16" style:family="text">
      <style:text-properties fo:font-style="normal" officeooo:rsid="000f0581" style:font-style-asian="normal" style:font-style-complex="normal"/>
    </style:style>
    <style:style style:name="T17" style:family="text">
      <style:text-properties fo:font-style="normal" officeooo:rsid="00123db7" style:font-style-asian="normal" style:font-style-complex="normal"/>
    </style:style>
    <style:style style:name="T18" style:family="text">
      <style:text-properties officeooo:rsid="00033774" fo:background-color="transparent" loext:char-shading-value="0"/>
    </style:style>
    <style:style style:name="T19" style:family="text">
      <style:text-properties officeooo:rsid="00033774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:</text:p>
      <text:p text:style-name="P1"/>
      <text:p text:style-name="P1"><text:tab/><text:span text:style-name="T1">Em termos gerais, o desafio proposto consiste em desenvolver um programa capaz de </text:span><text:span text:style-name="T19">adivinhar </text:span><text:span text:style-name="T1">uma chave secreta do clássico </text:span><text:span text:style-name="T3">Mastermind</text:span><text:span text:style-name="T5"> </text:span><text:span text:style-name="T14">e de </text:span><text:span text:style-name="T5">criar </text:span><text:span text:style-name="T15">e/ou ordenar</text:span><text:span text:style-name="T5"> um registo d</text:span><text:span text:style-name="T14">os</text:span><text:span text:style-name="T5"> jogo </text:span><text:span text:style-name="T14">efetuados.</text:span></text:p>
      <text:p text:style-name="P3"><text:span text:style-name="T5"><text:tab/>A implementção </text:span><text:span text:style-name="T9">do algortimo de jogo</text:span><text:span text:style-name="T5"> tem de seguir diretivas descritas no enunciado fornecido: </text:span><text:span text:style-name="T10">primeiramente, </text:span><text:span text:style-name="T9">o algoritmo deve </text:span><text:span text:style-name="T10">gerar um numero definido de tentativas aleatórias; de seguida deve</text:span><text:span text:style-name="T9"> percorrer uma </text:span><text:span text:style-name="T11">l</text:span><text:span text:style-name="T9">ista implicita de todas a chaves possíveis, testantando cada uma com as tentativas anteriores até encontrar uma </text:span><text:span text:style-name="T10">combinação compativel com estas. </text:span><text:span text:style-name="T9">Por outro lado </text:span><text:span text:style-name="T6">o “modo de jogo” (teste ou interativo) deve ser escolhido mediante a presença de argumentos </text:span><text:span text:style-name="T7">(acompanhados pelas suas respetivas flags) </text:span><text:span text:style-name="T6">ao executar o programa</text:span><text:span text:style-name="T8">. </text:span><text:span text:style-name="T12">Estes argumentos configura</text:span><text:span text:style-name="T16">m </text:span><text:span text:style-name="T12">a execu</text:span><text:span text:style-name="T13">ção do programa no modo de teste. Finalmente, </text:span><text:span text:style-name="T15">o programa deve não só deve criar um registo de jogo de todos os jogos efetuados e transcreve-los para um ficheiro mas tabém </text:span><text:span text:style-name="T17">deve </text:span><text:span text:style-name="T15">conseguir </text:span><text:span text:style-name="T5">ler um registo guardado num ficheiro e ordená </text:span><text:span text:style-name="T15">os dados lá contidos </text:span><text:span text:style-name="T5">segundo diferentes critérios.</text:span></text:p>
      <text:p text:style-name="P3"><text:span text:style-name="T5"/></text:p>
      <text:p text:style-name="P3"><text:span text:style-name="T5"/></text:p>
      <text:p text:style-name="P4"><text:span text:style-name="T5">C</text:span><text:span text:style-name="T4">onclusao:</text:span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2:25:25.441461706</meta:creation-date>
    <dc:date>2019-05-24T15:00:29.434177546</dc:date>
    <meta:editing-duration>PT2H16M2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62" meta:character-count="1049" meta:non-whitespace-character-count="889"/>
  </office:meta>
</office:document-meta>
</file>